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729fcf" draw:textarea-horizontal-align="justify" draw:textarea-vertical-align="middle" draw:auto-grow-height="false"/>
    </style:style>
    <style:style style:name="gr2" style:family="graphic" style:parent-style-name="standard">
      <style:graphic-properties svg:stroke-color="#66ff66" draw:fill="solid" draw:fill-color="#66ff66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svg:stroke-color="#b2b2b2" draw:fill="solid" draw:fill-color="#b2b2b2" draw:textarea-horizontal-align="justify" draw:textarea-vertical-align="middle" draw:auto-grow-height="false"/>
    </style:style>
    <style:style style:name="gr5" style:family="graphic" style:parent-style-name="standard">
      <style:graphic-properties svg:stroke-color="#ff9900" draw:fill="solid" draw:fill-color="#ff9900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826cm" svg:height="2.159cm" svg:x="19.034cm" svg:y="23.352cm">
          <text:p text:style-name="P1">SOAP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26cm" svg:height="2.159cm" svg:x="11.287cm" svg:y="16.113cm">
          <text:p text:style-name="P1">ODat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26cm" svg:height="2.159cm" svg:x="36.814cm" svg:y="16.621cm">
          <text:p text:style-name="P1">Web<text:line-break/>App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26cm" svg:height="2.159cm" svg:x="7.223cm" svg:y="3.794cm">
          <text:p text:style-name="P1">Custom /<text:line-break/>Integration<text:line-break/>API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26cm" svg:height="2.159cm" svg:x="5.572cm" svg:y="11.668cm">
          <text:p text:style-name="P1">Command /</text:p>
          <text:p text:style-name="P1">Notify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26cm" svg:height="2.159cm" svg:x="18.907cm" svg:y="16.748cm">
          <text:p text:style-name="P1">Domain<text:line-break/>RESTful API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26cm" svg:height="2.159cm" svg:x="26.4cm" svg:y="11.668cm">
          <text:p text:style-name="P1">UIDL App <text:line-break/>Controller API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26cm" svg:height="2.159cm" svg:x="23.352cm" svg:y="3.794cm">
          <text:p text:style-name="P1">UIDL apps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1" draw:layer="layout" svg:width="4.826cm" svg:height="2.159cm" svg:x="17.891cm" svg:y="3.794cm">
          <text:p text:style-name="P1">Application</text:p>
          <text:p text:style-name="P1">Domain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26cm" svg:height="2.159cm" svg:x="12.557cm" svg:y="3.794cm">
          <text:p text:style-name="P1">Command / </text:p>
          <text:p text:style-name="P1">Notify<text:line-break/>Service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826cm" svg:height="2.159cm" svg:x="10.906cm" svg:y="33.893cm">
          <text:p text:style-name="P1">TCP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826cm" svg:height="2.159cm" svg:x="34.274cm" svg:y="33.893cm">
          <text:p text:style-name="P1">MSMQ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826cm" svg:height="2.159cm" svg:x="39.862cm" svg:y="33.893cm">
          <text:p text:style-name="P1">RabbitM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.826cm" svg:height="2.159cm" svg:x="16.748cm" svg:y="33.893cm">
          <text:p text:style-name="P1">UDP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826cm" svg:height="2.159cm" svg:x="22.717cm" svg:y="33.893cm">
          <text:p text:style-name="P1">UD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826cm" svg:height="2.159cm" svg:x="45.45cm" svg:y="33.893cm">
          <text:p text:style-name="P1">Solac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826cm" svg:height="2.159cm" svg:x="51.038cm" svg:y="33.893cm">
          <text:p text:style-name="P1">Email<text:line-break/>SMTP+POP3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826cm" svg:height="2.159cm" svg:x="28.559cm" svg:y="33.893cm">
          <text:p text:style-name="P1">HTTP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826cm" svg:height="2.159cm" svg:x="5.191cm" svg:y="33.893cm">
          <text:p text:style-name="P1">Shared<text:line-break/>Memory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826cm" svg:height="2.159cm" svg:x="28.559cm" svg:y="29.194cm">
          <text:p text:style-name="P1">ASP.NET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826cm" svg:height="2.159cm" svg:x="19.034cm" svg:y="26.273cm">
          <text:p text:style-name="P1">WCF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826cm" svg:height="2.159cm" svg:x="34.528cm" svg:y="29.067cm">
          <text:p text:style-name="P1">NancyFx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826cm" svg:height="2.159cm" svg:x="17.891cm" svg:y="6.969cm">
          <text:p text:style-name="P1">RESTful<text:line-break/>Domain API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826cm" svg:height="2.159cm" svg:x="11.033cm" svg:y="26.146cm">
          <text:p text:style-name="P1">Compac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84.09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elix </meta:initial-creator>
    <meta:creation-date>2016-07-16T07:50:08.198795700</meta:creation-date>
    <dc:date>2016-07-16T14:14:57.082328982</dc:date>
    <dc:creator>Felix </dc:creator>
    <meta:editing-duration>PT23M58S</meta:editing-duration>
    <meta:editing-cycles>2</meta:editing-cycles>
    <meta:generator>LibreOffice/4.2.3.3$Linux_X86_64 LibreOffice_project/420m0$Build-3</meta:generator>
    <meta:document-statistic meta:object-count="24"/>
  </office:meta>
</office:document-meta>
</file>